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ccccc" draw:textarea-horizontal-align="justify" draw:textarea-vertical-align="middle" draw:auto-grow-height="false" fo:min-height="18.75cm" fo:min-width="13.47cm"/>
    </style:style>
    <style:style style:name="gr2" style:family="graphic" style:parent-style-name="standard">
      <style:graphic-properties svg:stroke-color="#000000" draw:fill-color="#cccccc" draw:textarea-horizontal-align="justify" draw:textarea-vertical-align="middle" draw:auto-grow-height="false" fo:min-height="10.572cm" fo:min-width="9.42cm"/>
    </style:style>
    <style:style style:name="gr3" style:family="graphic" style:parent-style-name="standard">
      <style:graphic-properties svg:stroke-color="#000000" draw:fill-color="#b2b2b2" draw:textarea-horizontal-align="justify" draw:textarea-vertical-align="middle" draw:auto-grow-height="false" fo:min-height="2.37cm" fo:min-width="3.311cm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1.401cm" fo:min-width="2.802cm"/>
    </style:style>
    <style:style style:name="gr5" style:family="graphic" style:parent-style-name="standard">
      <style:graphic-properties svg:stroke-color="#000000" draw:fill-color="#b2b2b2" draw:textarea-horizontal-align="justify" draw:textarea-vertical-align="middle" draw:auto-grow-height="false" fo:min-height="1.782cm" fo:min-width="2.548cm"/>
    </style:style>
    <style:style style:name="gr6" style:family="graphic" style:parent-style-name="standard">
      <style:graphic-properties svg:stroke-color="#000000" draw:fill-color="#b2b2b2" draw:textarea-horizontal-align="justify" draw:textarea-vertical-align="middle" draw:auto-grow-height="false" fo:min-height="2.036cm" fo:min-width="12.454cm"/>
    </style:style>
    <style:style style:name="gr7" style:family="graphic" style:parent-style-name="standard">
      <style:graphic-properties svg:stroke-color="#000000" draw:fill-color="#b2b2b2" draw:textarea-horizontal-align="justify" draw:textarea-vertical-align="middle" draw:auto-grow-height="false" fo:min-height="1.259cm" fo:min-width="1.279cm"/>
    </style:style>
    <style:style style:name="gr8" style:family="graphic" style:parent-style-name="standard">
      <style:graphic-properties svg:stroke-color="#000000" draw:fill-color="#b2b2b2" draw:textarea-horizontal-align="justify" draw:textarea-vertical-align="middle" draw:auto-grow-height="false" fo:min-height="1.274cm" fo:min-width="2.929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gr10" style:family="graphic" style:parent-style-name="standard">
      <style:graphic-properties svg:stroke-color="#000000" draw:fill-color="#b2b2b2" draw:textarea-horizontal-align="justify" draw:textarea-vertical-align="middle" draw:auto-grow-height="false" fo:min-height="1.274cm" fo:min-width="3.945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97cm" svg:height="19cm" svg:x="4.17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92cm" svg:height="10.822cm" svg:x="18.78cm" svg:y="9.178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1cm" svg:height="4.191cm" svg:x="23.987cm" svg:y="14.84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draw:layer="layout" svg:width="3.302cm" svg:height="1.651cm" svg:x="19.669cm" svg:y="14.97cm">
          <text:p text:style-name="P3">API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048cm" svg:height="2.032cm" svg:x="4.683cm" svg:y="1.5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2.954cm" svg:height="2.286cm" svg:x="4.683cm" svg:y="4.4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778cm" svg:height="2.413cm" svg:x="14.716cm" svg:y="17.0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2" draw:layer="layout" svg:width="3.429cm" svg:height="1.524cm" svg:x="13.827cm" svg:y="14.97cm">
          <text:p text:style-name="P3">Firebase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8.382cm" svg:height="1.673cm" svg:x="19.034cm" svg:y="9.636cm">
          <draw:text-box>
            <text:p>Google cloud Firebase</text:p>
          </draw:text-box>
        </draw:frame>
        <draw:custom-shape draw:style-name="gr10" draw:text-style-name="P2" draw:layer="layout" svg:width="4.445cm" svg:height="1.524cm" svg:x="4.81cm" svg:y="14.843cm">
          <text:p text:style-name="P3">Picass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8T16:24:26.009881831</meta:creation-date>
    <dc:date>2019-01-28T16:39:07.121180117</dc:date>
    <meta:editing-duration>PT4M31S</meta:editing-duration>
    <meta:editing-cycles>2</meta:editing-cycles>
    <meta:generator>LibreOffice/6.0.6.2$Linux_X86_64 LibreOffice_project/00m0$Build-2</meta:generator>
    <meta:document-statistic meta:object-count="10"/>
  </office:meta>
</office:document-meta>
</file>